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end" style:justify-single-word="false"/>
    </style:style>
    <style:style style:name="P5" style:family="paragraph" style:parent-style-name="Standard">
      <style:paragraph-properties fo:margin-top="0in" fo:margin-bottom="0.139in" loext:contextual-spacing="false" fo:line-height="100%"/>
    </style:style>
    <style:style style:name="P6" style:family="paragraph" style:parent-style-name="Standard">
      <style:paragraph-properties fo:margin-top="0in" fo:margin-bottom="0.139in" loext:contextual-spacing="false" fo:line-height="100%" fo:text-align="center" style:justify-single-word="false"/>
    </style:style>
    <style:style style:name="P7" style:family="paragraph" style:parent-style-name="Standard" style:master-page-name="Standard">
      <style:paragraph-properties fo:text-align="center" style:justify-single-word="false" style:page-number="1"/>
    </style:style>
    <style:style style:name="T1" style:family="text">
      <style:text-properties fo:font-size="16pt" fo:font-weight="bold" style:font-size-asian="16pt" style:font-weight-asian="bold" style:font-size-complex="16pt"/>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weight="bold" style:font-weight-asian="bold"/>
    </style:style>
    <style:style style:name="T4" style:family="text">
      <style:text-properties fo:color="#ff0000"/>
    </style:style>
    <style:style style:name="T5" style:family="text">
      <style:text-properties fo:color="#ff0000" fo:font-style="italic" style:font-style-asian="italic"/>
    </style:style>
    <style:style style:name="T6" style:family="text">
      <style:text-properties fo:color="#b7b7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anco de dados</text:span></text:p>
      <text:p text:style-name="P1"><text:span text:style-name="T2">Lista de Exercícios – Aulas 03 e 04</text:span></text:p>
      <text:p text:style-name="P1"><text:span text:style-name="T3">Modelo Relacional e</text:span></text:p>
      <text:p text:style-name="P6"><text:span text:style-name="T3">Transformações ER para MR</text:span></text:p>
      <text:p text:style-name="Standard"><text:span text:style-name="T3">Exercício 1</text:span></text:p>
      <text:p text:style-name="Standard">Ao desenvolver um novo banco de dados é comum utilizar o Modelo Relacional pois esse,</text:p>
      <text:p text:style-name="Standard">apesar de sua simplicidade, é bastante representativo. Defina, com suas palavras, o que é o</text:p>
      <text:p text:style-name="Standard">Modelo Relacional.</text:p>
      <text:p text:style-name="P5"><text:tab/><text:span text:style-name="T4">O modelo relacional é a representação do modelo entidade relacionamento na forma de tabelas. Uma tabela refere-se a uma entidade enquanto que seus atributos são colocados como colunas.</text:span></text:p>
      <text:p text:style-name="Standard"><text:span text:style-name="T3">Exercício 2</text:span></text:p>
      <text:p text:style-name="Standard">Defina com suas palavras, no que se refere aos SGBD, os conceitos de tabela, atributos,</text:p>
      <text:p text:style-name="Standard">domínio e tuplas.</text:p>
      <text:p text:style-name="P5"><text:tab/><text:span text:style-name="T4">As tabelas são conjuntos de dados organizados em colunas, que representam seus atributos, que são as informações que caracterizam a tabela. As colunas são preenchidas por tuplas, ou seja, valores registrados para aquele dado atributo. Porém para as tuplas serem inseridas elas devem se encaixar dentro de algumas regras de validação para esses valores. A essa regra, que restringe os valores possíveis para um atributo receber, chamamos de domínio.</text:span></text:p>
      <text:p text:style-name="Standard"><text:span text:style-name="T3">Exercício 3</text:span></text:p>
      <text:p text:style-name="Standard">Qual o conceito de chave primária? Qual a importância se sua utilização? Dê exemplos.</text:p>
      <text:p text:style-name="P5"><text:tab/><text:span text:style-name="T4">Valor armazenado em um ou mais atributos de forma que ele seja único em relação a todos os registros da tabela. Ela é importante porque torna aquela tupla única, facilitando, entre outras coisas, a sua localização em uma pesquisa no banco. Um ótimo exemplo de chave primária é o campo CPF de uma tabela de alunos matriculados em um curso.</text:span></text:p>
      <text:p text:style-name="Standard"><text:span text:style-name="T3">Exercício 4</text:span></text:p>
      <text:p text:style-name="Standard">Qual o conceito de chave estrangeira? Qual sua relação com as chave primária?</text:p>
      <text:p text:style-name="Standard"><text:tab/><text:span text:style-name="T4">A chave estrangeira é um campo que aponta para a chave primária de uma outra tabela ou dela mesma. Assim, ao relacionar chave estrangeira e primária é criada uma relação entre tabelas.</text:span></text:p>
      <text:p text:style-name="P1"><text:span text:style-name="T1">Desenvolvimento Back-end</text:span></text:p>
      <text:p text:style-name="P1"><text:span text:style-name="T2">Lista de Exercícios – Aula 02 e 03</text:span></text:p>
      <text:p text:style-name="P1"><text:span text:style-name="T3">Gerenciando pacotes e fundamentos do Node.js </text:span></text:p>
      <text:p text:style-name="P1"><text:span text:style-name="T3">Criando primeiro servidor web</text:span></text:p>
      <text:p text:style-name="P3"/>
      <text:p text:style-name="Standard"><text:span text:style-name="T3">Atividade 01</text:span></text:p>
      <text:p text:style-name="Standard"><text:soft-page-break/>Descreva como funciona o Event Loop do Node.js, quais vantagens e desvantagens desta</text:p>
      <text:p text:style-name="Standard">abordagem.</text:p>
      <text:p text:style-name="Standard"><text:tab/><text:span text:style-name="T4">Enquanto as operações comuns são tratadas normalmente no </text:span><text:span text:style-name="T5">event loop</text:span><text:span text:style-name="T4">, ou seja, em sequência, as operações de entrada e saída são executadas à parte. Quando elas são finalizadas o Node.js envia a resposta, através de um </text:span><text:span text:style-name="T5">callback</text:span><text:span text:style-name="T4">, para ser tratada no próprio </text:span><text:span text:style-name="T5">event loop</text:span><text:span text:style-name="T4">.</text:span></text:p>
      <text:p text:style-name="Standard"><text:span text:style-name="T4"><text:tab/>As vantagens dessa abordagem é que o </text:span><text:span text:style-name="T5">event loop</text:span><text:span text:style-name="T4"> fica livre processando outras requisições enquanto as operações de entrada e saída são realizadas, o programador não precisa lidar com concorrência e sincronia, economia de recursos computacional.</text:span></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b7b7b7"/>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Daniel Lucas Cabral Beserra</text:span></text:p>
        <text:p text:style-name="MP1"><text:span text:style-name="MT1">201930093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0" meta:word-count="411" meta:character-count="2543" meta:non-whitespace-character-count="2153"/>
    <meta:generator>LibreOfficeDev/6.0.5.2$Linux_X86_64 LibreOffice_project/</meta:generator>
  </office:meta>
</office:document-meta>
</file>